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371cm" svg:y="4.45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4.3cm" svg:y="3.45cm">
          <draw:text-box>
            <text:p><text:span text:style-name="T1">f[i]</text:span></text:p>
          </draw:text-box>
        </draw:frame>
        <draw:frame draw:style-name="gr2" draw:text-style-name="P3" draw:layer="layout" svg:width="1cm" svg:height="1.65cm" svg:x="17.2cm" svg:y="11.1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8T18:56:48.254918675</dc:date>
    <meta:editing-duration>PT15M52S</meta:editing-duration>
    <meta:editing-cycles>13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8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inimum="-10" chart:maximum="5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66cm" svg:y="0.18cm" svg:width="15.12cm" svg:height="8.6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